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deac" officeooo:paragraph-rsid="0014deac"/>
    </style:style>
    <style:style style:name="P2" style:family="paragraph" style:parent-style-name="Standard" style:list-style-name="L1">
      <style:text-properties officeooo:rsid="0014deac" officeooo:paragraph-rsid="0014deac"/>
    </style:style>
    <style:style style:name="P3" style:family="paragraph" style:parent-style-name="Standard" style:list-style-name="L1">
      <style:text-properties officeooo:rsid="00169807" officeooo:paragraph-rsid="00169807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8249b" officeooo:paragraph-rsid="0018249b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Tahoma" fo:font-size="14pt" style:text-underline-style="none" fo:font-weight="normal" officeooo:rsid="00305883" officeooo:paragraph-rsid="0018249b" style:font-size-asian="12.25pt" style:font-weight-asian="normal" style:font-size-complex="14pt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fo:color="#000000" style:font-name="Tahoma" fo:font-size="14pt" style:text-underline-style="none" fo:font-weight="normal" officeooo:rsid="00305883" officeooo:paragraph-rsid="0018249b" style:font-size-asian="12.25pt" style:font-weight-asian="normal" style:font-size-complex="14pt" style:font-weight-complex="normal"/>
    </style:style>
    <style:style style:name="P7" style:family="paragraph" style:parent-style-name="Standard" style:list-style-name="L6">
      <style:paragraph-properties fo:text-align="start" style:justify-single-word="false"/>
      <style:text-properties fo:color="#000000" style:font-name="Tahoma" fo:font-size="14pt" style:text-underline-style="none" fo:font-weight="normal" officeooo:rsid="0018249b" officeooo:paragraph-rsid="0018249b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ahoma" fo:font-size="14pt" style:text-underline-style="none" fo:font-weight="normal" officeooo:rsid="0018249b" officeooo:paragraph-rsid="0018249b" style:font-size-asian="12.25pt" style:font-weight-asian="normal" style:font-size-complex="14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color="#000000" style:font-name="Tahoma" fo:font-size="14pt" style:text-underline-style="none" fo:font-weight="normal" officeooo:rsid="0018249b" officeooo:paragraph-rsid="0018249b" style:font-size-asian="12.25pt" style:font-weight-asian="normal" style:font-size-complex="14pt" style:font-weight-complex="normal"/>
    </style:style>
    <style:style style:name="T1" style:family="text">
      <style:text-properties officeooo:rsid="0018249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Character_20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20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20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20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20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20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20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20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20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u zu implementierende Regeln </text:p>
      <text:p text:style-name="P4"/>
      <text:list xml:id="list3790729416" text:style-name="L3">
        <text:list-item>
          <text:p text:style-name="P9">Pyramide kann 2, 3 oder 4 Felder weit ziehen</text:p>
        </text:list-item>
        <text:list-item>
          <text:p text:style-name="P6"><text:span text:style-name="T1">Neue Schlagoption:</text:span></text:p>
        </text:list-item>
      </text:list>
      <text:p text:style-name="P5"><text:span text:style-name="T1"><text:tab/>S</text:span>ollte das Produkt nicht ausreichen, kann durch Addition ein weiterer <text:tab/>Stein <text:tab/>ergänzt werden. Dieser muss jedoch das Feld des gegnerischen <text:tab/>im nächsten Zug erreichen können</text:p>
      <text:p text:style-name="P8"/>
      <text:list xml:id="list453920647" text:style-name="L6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15:03:06.709000000</meta:creation-date>
    <dc:date>2018-03-12T14:57:22.178000000</dc:date>
    <meta:editing-duration>PT7M50S</meta:editing-duration>
    <meta:editing-cycles>3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4" meta:word-count="42" meta:character-count="270" meta:non-whitespace-character-count="229"/>
  </office:meta>
</office:document-meta>
</file>